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64c7" officeooo:paragraph-rsid="001564c7" style:font-size-asian="12.25pt" style:font-size-complex="14pt"/>
    </style:style>
    <style:style style:name="P2" style:family="paragraph" style:parent-style-name="Standard">
      <style:text-properties fo:font-size="14pt" officeooo:rsid="0017ad5b" officeooo:paragraph-rsid="0017ad5b" style:font-size-asian="12.25pt" style:font-size-complex="14pt"/>
    </style:style>
    <style:style style:name="P3" style:family="paragraph" style:parent-style-name="Standard">
      <style:text-properties fo:font-size="14pt" officeooo:rsid="0017ad5b" officeooo:paragraph-rsid="0017ad5b" style:font-size-asian="12.25pt" style:font-size-complex="14pt"/>
    </style:style>
    <style:style style:name="T1" style:family="text">
      <style:text-properties officeooo:rsid="001669da"/>
    </style:style>
    <style:style style:name="T2" style:family="text">
      <style:text-properties officeooo:rsid="0017ad5b"/>
    </style:style>
    <style:style style:name="T3" style:family="text">
      <style:text-properties officeooo:rsid="00198a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,3,4,5,<text:span text:style-name="T1">6,</text:span>7,<text:span text:style-name="T2">8</text:span>,11<text:span text:style-name="T2">)#include&lt;iostream&gt;</text:span></text:p>
      <text:p text:style-name="P1">#include&lt;deque&gt;</text:p>
      <text:p text:style-name="P1">#include&lt;iterator&gt;</text:p>
      <text:p text:style-name="P1">using namespace std;</text:p>
      <text:p text:style-name="P1"/>
      <text:p text:style-name="P1">int main()</text:p>
      <text:p text:style-name="P1">{</text:p>
      <text:p text:style-name="P1"><text:s text:c="4"/>deque&lt;int&gt;a;</text:p>
      <text:p text:style-name="P1"><text:s text:c="4"/>deque&lt;int&gt;b;</text:p>
      <text:p text:style-name="P1"><text:s text:c="4"/>deque&lt;int&gt;::const_iterator i;</text:p>
      <text:p text:style-name="P1"><text:s text:c="4"/>a.push_front(4);</text:p>
      <text:p text:style-name="P1"><text:s text:c="4"/>a.push_front(3);</text:p>
      <text:p text:style-name="P1"><text:s text:c="4"/>a.push_front(2);</text:p>
      <text:p text:style-name="P1"><text:s text:c="4"/>a.push_front(1);</text:p>
      <text:p text:style-name="P1"><text:s text:c="4"/>a.push_back(5);</text:p>
      <text:p text:style-name="P1"><text:s text:c="4"/>b.assign(a.begin(),a.end());</text:p>
      <text:p text:style-name="P1"/>
      <text:p text:style-name="P1"><text:s text:c="4"/>cout&lt;&lt;"The Maximum number of elements a deque can hold is "&lt;&lt;a.max_size()&lt;&lt;endl;</text:p>
      <text:p text:style-name="P1"><text:s text:c="4"/>cout&lt;&lt;"The Deque is : ";</text:p>
      <text:p text:style-name="P1"><text:s text:c="4"/>for(i=a.begin();i!=a.end();i++)</text:p>
      <text:p text:style-name="P1"><text:s text:c="8"/>cout&lt;&lt;*i&lt;&lt;" ";</text:p>
      <text:p text:style-name="P1"><text:s text:c="4"/>cout&lt;&lt;"\nThe First and Last element is : ";</text:p>
      <text:p text:style-name="P1"><text:s text:c="4"/>i=a.begin();</text:p>
      <text:p text:style-name="P1"><text:s text:c="4"/>cout&lt;&lt;*i&lt;&lt;" ";</text:p>
      <text:p text:style-name="P1"><text:s text:c="4"/>i=--a.end();</text:p>
      <text:p text:style-name="P1"><text:s text:c="4"/>cout&lt;&lt;*i&lt;&lt;endl;</text:p>
      <text:p text:style-name="P1"/>
      <text:p text:style-name="P1"><text:s text:c="4"/>i=a.begin();//iterator to the first of the newly inserted element</text:p>
      <text:p text:style-name="P1"/>
      <text:p text:style-name="P1"><text:s text:c="4"/>auto j=a.rbegin();//Iterator to the last element of the deque</text:p>
      <text:p text:style-name="P1"/>
      <text:p text:style-name="P1"><text:s text:c="4"/>j=a.rend();//Iterator to before first element</text:p>
      <text:p text:style-name="P1"><text:s text:c="4"/></text:p>
      <text:p text:style-name="P1"><text:s text:c="4"/>cout&lt;&lt;"The 2nd Deque is : ";</text:p>
      <text:p text:style-name="P1"><text:s text:c="4"/>for(i=b.begin();i!=b.end();i++)</text:p>
      <text:p text:style-name="P1"><text:s text:c="8"/>cout&lt;&lt;*i&lt;&lt;" ";</text:p>
      <text:p text:style-name="P1"><text:s text:c="4"/>cout&lt;&lt;endl;</text:p>
      <text:p text:style-name="P1"/>
      <text:p text:style-name="P1"><text:s text:c="4"/>deque&lt;int&gt;::iterator start,end;</text:p>
      <text:p text:style-name="P1"><text:s text:c="4"/>start=b.begin()+1;</text:p>
      <text:p text:style-name="P1"><text:s text:c="4"/>end=b.begin()+3;</text:p>
      <text:p text:style-name="P1"><text:s text:c="4"/>b.erase(start,end);</text:p>
      <text:p text:style-name="P1"><text:s text:c="4"/>cout&lt;&lt;"Updated List is : ";</text:p>
      <text:p text:style-name="P1"><text:s text:c="4"/>for(i=b.begin();i!=b.end();i++)</text:p>
      <text:p text:style-name="P1"><text:soft-page-break/><text:s text:c="8"/>cout&lt;&lt;*i&lt;&lt;" 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2"><text:span text:style-name="T3">12</text:span>)#include&lt;iostream&gt;</text:p>
      <text:p text:style-name="P2">#include&lt;deque&gt;</text:p>
      <text:p text:style-name="P2">#include&lt;iterator&gt;</text:p>
      <text:p text:style-name="P2">using namespace std;</text:p>
      <text:p text:style-name="P2"/>
      <text:p text:style-name="P2">int main()</text:p>
      <text:p text:style-name="P2">{</text:p>
      <text:p text:style-name="P2"><text:s text:c="4"/>string s1={"abc#de#f#ghi#jklmn#op#"};</text:p>
      <text:p text:style-name="P2"><text:s text:c="4"/>string s2={"##iNeuron##Education##hub#"};</text:p>
      <text:p text:style-name="P2"><text:s text:c="4"/></text:p>
      <text:p text:style-name="P2"><text:s text:c="4"/>deque&lt;char&gt;a(s1.begin(),s1.end());</text:p>
      <text:p text:style-name="P2"><text:s text:c="4"/>deque&lt;char&gt;b(s2.begin(),s2.end());</text:p>
      <text:p text:style-name="P2"><text:s text:c="4"/>deque&lt;char&gt;::iterator i;</text:p>
      <text:p text:style-name="P2"/>
      <text:p text:style-name="P2"><text:s text:c="4"/>for(i=a.begin();i!=a.end();i++)</text:p>
      <text:p text:style-name="P2"><text:s text:c="4"/>{</text:p>
      <text:p text:style-name="P2"><text:s text:c="8"/>if(*i!='#')</text:p>
      <text:p text:style-name="P2"><text:s text:c="8"/>cout&lt;&lt;*i;</text:p>
      <text:p text:style-name="P2"><text:s text:c="4"/>}</text:p>
      <text:p text:style-name="P2"><text:s text:c="4"/>cout&lt;&lt;endl;</text:p>
      <text:p text:style-name="P2"/>
      <text:p text:style-name="P2"><text:s text:c="4"/>for(i=b.begin();i!=b.end();i++)</text:p>
      <text:p text:style-name="P2"><text:s text:c="4"/>{</text:p>
      <text:p text:style-name="P2"><text:s text:c="8"/>if(*i!='#')</text:p>
      <text:p text:style-name="P2"><text:s text:c="8"/>cout&lt;&lt;*i;</text:p>
      <text:p text:style-name="P2"><text:s text:c="4"/>} <text:s text:c="7"/></text:p>
      <text:p text:style-name="P2"/>
      <text:p text:style-name="P2"><text:s text:c="4"/>cout&lt;&lt;endl;</text:p>
      <text:p text:style-name="P2"><text:s text:c="4"/>return 0;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50:46.767485012</meta:creation-date>
    <dc:date>2023-08-19T07:40:33.474347274</dc:date>
    <meta:editing-duration>PT24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134" meta:character-count="1583" meta:non-whitespace-character-count="1264"/>
  </office:meta>
</office:document-meta>
</file>